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style:use-window-font-color="true" style:font-name="Consolas" fo:font-size="10.5pt" fo:font-weight="normal" fo:background-color="#ffffff"/>
    </style:style>
    <style:style style:name="P2" style:family="paragraph" style:parent-style-name="Standard">
      <style:text-properties style:use-window-font-color="true" fo:background-color="#ffffff"/>
    </style:style>
    <style:style style:name="P3" style:family="paragraph" style:parent-style-name="Standard" style:list-style-name="L1">
      <style:text-properties style:use-window-font-color="true" fo:background-color="#ffffff"/>
    </style:style>
    <style:style style:name="P4" style:family="paragraph" style:parent-style-name="Standard" style:list-style-name="L2">
      <style:text-properties style:use-window-font-color="true" fo:background-color="#ffffff"/>
    </style:style>
    <style:style style:name="P5" style:family="paragraph" style:parent-style-name="Standard">
      <style:text-properties fo:color="#000000" style:font-name="Consolas" fo:font-size="10.5pt" fo:font-weight="normal" fo:background-color="#ffffff"/>
    </style:style>
    <style:style style:name="P6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f"/>
    </style:style>
    <style:style style:name="P7" style:family="paragraph" style:parent-style-name="Standard">
      <style:text-properties fo:color="#000000" fo:background-color="#ffffff"/>
    </style:style>
    <style:style style:name="P8" style:family="paragraph" style:parent-style-name="Standard">
      <style:paragraph-properties style:line-height-at-least="0.198in"/>
      <style:text-properties fo:color="#000000" fo:background-color="#ffffff"/>
    </style:style>
    <style:style style:name="P9" style:family="paragraph" style:parent-style-name="Standard">
      <style:paragraph-properties fo:break-before="page"/>
      <style:text-properties style:use-window-font-color="true" fo:background-color="#ffffff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9cdcfe" style:font-name="Consolas" fo:font-size="10.5pt" fo:font-weight="normal"/>
    </style:style>
    <style:style style:name="T6" style:family="text">
      <style:text-properties fo:color="#ce9178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d7ba7d" style:font-name="Consolas" fo:font-size="10.5pt" fo:font-weight="normal"/>
    </style:style>
    <style:style style:name="T9" style:family="text">
      <style:text-properties fo:color="#b5cea8" style:font-name="Consolas" fo:font-size="10.5pt" fo:font-weight="normal"/>
    </style:style>
    <style:style style:name="T10" style:family="text">
      <style:text-properties fo:color="#dcdcaa" style:font-name="Consolas" fo:font-size="10.5pt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orietoets Tino Kerkhof</text:p>
      <text:p text:style-name="P7"/>
      <text:p text:style-name="P7">Opdracht 1:</text:p>
      <text:p text:style-name="P7"/>
      <text:p text:style-name="P6">&lt;!DOCTYPE html&gt;</text:p>
      <text:p text:style-name="P6">&lt;html lang="nl"&gt;</text:p>
      <text:p text:style-name="P6">&lt;head&gt;</text:p>
      <text:p text:style-name="P8">    <text:span text:style-name="T7">&lt;meta http-equiv="Content-Type" content="text/html;</text:span></text:p>
      <text:p text:style-name="P8">        <text:span text:style-name="T7">charset = "</text:span><text:span text:style-name="T7"> </text:span><text:span text:style-name="T7">UTF-8</text:span><text:span text:style-name="T7">"</text:span><text:span text:style-name="T7">&gt;</text:span></text:p>
      <text:p text:style-name="P6">&lt;/head&gt;</text:p>
      <text:p text:style-name="P6">&lt;body&gt;</text:p>
      <text:p text:style-name="P8">    <text:span text:style-name="T7">&lt;</text:span><text:span text:style-name="T7">h1</text:span><text:span text:style-name="T7">&gt;</text:span><text:span text:style-name="T7"> HTML-CSS </text:span><text:span text:style-name="T7">&lt;/</text:span><text:span text:style-name="T7">h1</text:span><text:span text:style-name="T7">&gt;</text:span></text:p>
      <text:p text:style-name="P8">    <text:span text:style-name="T7">Toets 1</text:span></text:p>
      <text:p text:style-name="P6">&lt;/body&gt;</text:p>
      <text:p text:style-name="P6">&lt;/html&gt;</text:p>
      <text:p text:style-name="P2"/>
      <text:p text:style-name="P2">Opdracht 2:</text:p>
      <text:p text:style-name="P2"/>
      <text:p text:style-name="P5">&lt;!DOCTYPE html&gt;</text:p>
      <text:p text:style-name="P6">&lt;html lang="nl"&gt;</text:p>
      <text:p text:style-name="P6">&lt;head&gt;</text:p>
      <text:p text:style-name="P8">    <text:span text:style-name="T7">&lt;title&gt;Toets 1&lt;/title&gt;</text:span></text:p>
      <text:p text:style-name="P6">&lt;/head&gt;</text:p>
      <text:p text:style-name="P6">&lt;body&gt;Toets 1&lt;/body&gt;</text:p>
      <text:p text:style-name="P6">&lt;/html&gt;</text:p>
      <text:p text:style-name="P2"/>
      <text:p text:style-name="P2">Opdracht 3:</text:p>
      <text:p text:style-name="P2"/>
      <text:p text:style-name="P5">h1 {</text:p>
      <text:p text:style-name="P8">    <text:span text:style-name="T7">color: black;</text:span></text:p>
      <text:p text:style-name="P8">    <text:span text:style-name="T7">text-align: center;</text:span></text:p>
      <text:p text:style-name="P6">}</text:p>
      <text:p text:style-name="P2"/>
      <text:p text:style-name="P2">Opdracht 4:</text:p>
      <text:p text:style-name="P2"/>
      <text:p text:style-name="P5">div {</text:p>
      <text:p text:style-name="P8">    <text:span text:style-name="T7">outline: 4px dotted black;</text:span></text:p>
      <text:p text:style-name="P8">    <text:span text:style-name="T7">height: 50px;</text:span></text:p>
      <text:p text:style-name="P8">    <text:span text:style-name="T7">width: 250px;</text:span></text:p>
      <text:p text:style-name="P8">    <text:span text:style-name="T7">background-color: red;</text:span></text:p>
      <text:p text:style-name="P6">}</text:p>
      <text:p text:style-name="P1"/>
      <text:p text:style-name="P2">Opdracht 5:</text:p>
      <text:p text:style-name="P2"/>
      <text:p text:style-name="P5">div {</text:p>
      <text:p text:style-name="P8">    <text:span text:style-name="T7">height: 50px;</text:span></text:p>
      <text:p text:style-name="P8">    <text:span text:style-name="T7">width: 250px;</text:span></text:p>
      <text:p text:style-name="P8"><text:span text:style-name="T7">}</text:span></text:p>
      <text:p text:style-name="P8"><text:span text:style-name="T7">#div1 {background-color: green;}</text:span></text:p>
      <text:p text:style-name="P8"><text:span text:style-name="T7">#div2 {background-color: yellow;}</text:span></text:p>
      <text:p text:style-name="P8"><text:span text:style-name="T7">#div3 {background-color: red;}</text:span></text:p>
      <text:p text:style-name="P2"/>
      <text:p text:style-name="P2"><text:soft-page-break/>Opdracht 6:</text:p>
      <text:p text:style-name="P2"/>
      <text:p text:style-name="P5">body{</text:p>
      <text:p text:style-name="P8">     <text:span text:style-name="T7">font-family: Verdana;</text:span></text:p>
      <text:p text:style-name="P8">     <text:span text:style-name="T7">font-size: 36px;</text:span></text:p>
      <text:p text:style-name="P8">     <text:span text:style-name="T7">color: red;</text:span></text:p>
      <text:p text:style-name="P8">     <text:span text:style-name="T7">text-shadow: 3px 3px 3px black;</text:span></text:p>
      <text:p text:style-name="P8"><text:span text:style-name="T7">}</text:span></text:p>
      <text:p text:style-name="P2"/>
      <text:p text:style-name="P2">Opdracht 7:</text:p>
      <text:p text:style-name="P2"/>
      <text:p text:style-name="P5">body{</text:p>
      <text:p text:style-name="P8">    <text:span text:style-name="T7">...</text:span></text:p>
      <text:p text:style-name="P8">    <text:span text:style-name="T7">position: relative;</text:span></text:p>
      <text:p text:style-name="P8">    <text:span text:style-name="T7">min-height: 200px;</text:span></text:p>
      <text:p text:style-name="P8"><text:span text:style-name="T7">}</text:span></text:p>
      <text:p text:style-name="P8"/>
      <text:p text:style-name="P8"><text:span text:style-name="T7">#footer{</text:span></text:p>
      <text:p text:style-name="P8"><text:s/>   <text:span text:style-name="T7">position: absolute;</text:span></text:p>
      <text:p text:style-name="P8">    <text:span text:style-name="T7">bottom: 0;</text:span></text:p>
      <text:p text:style-name="P8"><text:span text:style-name="T7">}</text:span></text:p>
      <text:p text:style-name="P2"/>
      <text:p text:style-name="P2">Opdracht 8:</text:p>
      <text:p text:style-name="P2"/>
      <text:p text:style-name="P7"><text:span text:style-name="T7">#footer:hover{</text:span></text:p>
      <text:p text:style-name="P8">    <text:span text:style-name="T7">opacity: 0.7;</text:span></text:p>
      <text:p text:style-name="P8"><text:span text:style-name="T7">}</text:span></text:p>
      <text:p text:style-name="P2"/>
      <text:p text:style-name="P2">Opdracht 9:</text:p>
      <text:p text:style-name="P2"/>
      <text:list xml:id="list3872652945850422557" text:style-name="L1">
        <text:list-item>
          <text:p text:style-name="P3">duurzaam</text:p>
        </text:list-item>
      </text:list>
      <text:list xml:id="list3245244891507972692" text:style-name="L2">
        <text:list-item>
          <text:list>
            <text:list-item>
              <text:list>
                <text:list-item>
                  <text:p text:style-name="P4">economie</text:p>
                </text:list-item>
                <text:list-item>
                  <text:p text:style-name="P4">landbouw</text:p>
                </text:list-item>
              </text:list>
            </text:list-item>
          </text:list>
        </text:list-item>
      </text:list>
      <text:p text:style-name="P2"/>
      <text:p text:style-name="P2">Opdracht 10:</text:p>
      <text:p text:style-name="P2"/>
      <text:p text:style-name="P7"><text:span text:style-name="T7">&lt;ul&gt; </text:span></text:p>
      <text:p text:style-name="P8">    <text:span text:style-name="T7">&lt;li&gt;&lt;a href="home.html"&gt;Home&lt;/a&gt;&lt;/li&gt; </text:span></text:p>
      <text:p text:style-name="P8"><text:span text:style-name="T7">&lt;/ul&gt;</text:span></text:p>
      <text:p text:style-name="P2"/>
      <text:p text:style-name="P2"/>
      <text:p text:style-name="P9">Opdracht 11-15:</text:p>
      <text:p text:style-name="P2"/>
      <text:p text:style-name="P5">&lt;style&gt;</text:p>
      <text:p text:style-name="P8">    <text:span text:style-name="T7">body{</text:span></text:p>
      <text:p text:style-name="P8">        <text:span text:style-name="T7">border: 2px solid grey;</text:span></text:p>
      <text:p text:style-name="P8">        <text:span text:style-name="T7">font-size: 25px;</text:span></text:p>
      <text:p text:style-name="P8">        <text:span text:style-name="T7">position: relative;</text:span></text:p>
      <text:p text:style-name="P8">    <text:span text:style-name="T7">}</text:span></text:p>
      <text:p text:style-name="P8">    <text:span text:style-name="T7">div{</text:span></text:p>
      <text:p text:style-name="P8">        <text:span text:style-name="T7">margin-top: 25px;</text:span></text:p>
      <text:p text:style-name="P8">        <text:span text:style-name="T7">display: inline-block;</text:span></text:p>
      <text:p text:style-name="P8">        <text:span text:style-name="T7">width: 100px;</text:span></text:p>
      <text:p text:style-name="P8">        <text:span text:style-name="T7">height: 30px;</text:span></text:p>
      <text:p text:style-name="P8">        <text:span text:style-name="T7">box-shadow: 5px 5px 5px rgba(0,0,0,0.7);</text:span></text:p>
      <text:p text:style-name="P8">        <text:span text:style-name="T7">border-radius: 10%</text:span></text:p>
      <text:p text:style-name="P8">    <text:span text:style-name="T7">}</text:span></text:p>
      <text:p text:style-name="P8">    <text:span text:style-name="T7">#div1{</text:span></text:p>
      <text:p text:style-name="P8">        <text:span text:style-name="T7">margin-left: 10px;</text:span></text:p>
      <text:p text:style-name="P8">        <text:span text:style-name="T7">background-image: linear-gradient(red, yellow,blue);</text:span></text:p>
      <text:p text:style-name="P8">    <text:span text:style-name="T7">}</text:span></text:p>
      <text:p text:style-name="P8">    <text:span text:style-name="T7">#div2{</text:span></text:p>
      <text:p text:style-name="P8">        <text:span text:style-name="T7">position: absolute;</text:span></text:p>
      <text:p text:style-name="P8">        <text:span text:style-name="T7">right: 10px;</text:span></text:p>
      <text:p text:style-name="P8">    <text:span text:style-name="T7">}</text:span></text:p>
      <text:p text:style-name="P8">    <text:span text:style-name="T7">li{</text:span></text:p>
      <text:p text:style-name="P8">        <text:span text:style-name="T7">list-style: circle;</text:span></text:p>
      <text:p text:style-name="P8">    <text:span text:style-name="T7">}</text:span></text:p>
      <text:p text:style-name="P8"><text:span text:style-name="T7">&lt;/style&gt;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no Kerkhof</meta:initial-creator>
    <meta:creation-date>2020-04-09T14:54:26.18</meta:creation-date>
    <dc:date>2020-04-10T10:43:45.96</dc:date>
    <dc:creator>Tino Kerkhof</dc:creator>
    <meta:editing-duration>PT19H3M47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3" meta:paragraph-count="97" meta:word-count="179" meta:character-count="1523"/>
  </office:meta>
</office:document-meta>
</file>